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23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0.607cm"/>
    </style:style>
    <style:style style:name="co5" style:family="table-column">
      <style:table-column-properties fo:break-before="auto" style:column-width="0.797cm"/>
    </style:style>
    <style:style style:name="co6" style:family="table-column">
      <style:table-column-properties fo:break-before="auto" style:column-width="4.039cm"/>
    </style:style>
    <style:style style:name="co7" style:family="table-column">
      <style:table-column-properties fo:break-before="auto" style:column-width="4.149cm"/>
    </style:style>
    <style:style style:name="co8" style:family="table-column">
      <style:table-column-properties fo:break-before="auto" style:column-width="1.2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ungekut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: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exato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:</text:p>
          </table:table-cell>
          <table:table-cell office:value-type="float" office:value="0.2" calcext:value-type="float">
            <text:p>0,2</text:p>
          </table:table-cell>
          <table:table-cell table:number-columns-repeated="4"/>
          <table:table-cell office:value-type="string" calcext:value-type="string">
            <text:p>exato:</text:p>
          </table:table-cell>
          <table:table-cell office:value-type="float" office:value="0.980198673306755" calcext:value-type="float">
            <text:p>0,980198673306755</text:p>
          </table:table-cell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:</text:p>
          </table:table-cell>
          <table:table-cell office:value-type="float" office:value="0.4" calcext:value-type="float">
            <text:p>0,4</text:p>
          </table:table-cell>
          <table:table-cell table:number-columns-repeated="4"/>
          <table:table-cell office:value-type="string" calcext:value-type="string">
            <text:p>exato:</text:p>
          </table:table-cell>
          <table:table-cell office:value-type="float" office:value="0.923116346386636" calcext:value-type="float">
            <text:p>0,923116346386636</text:p>
          </table:table-cell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:</text:p>
          </table:table-cell>
          <table:table-cell office:value-type="float" office:value="0.6" calcext:value-type="float">
            <text:p>0,6</text:p>
          </table:table-cell>
          <table:table-cell table:number-columns-repeated="4"/>
          <table:table-cell office:value-type="string" calcext:value-type="string">
            <text:p>exato:</text:p>
          </table:table-cell>
          <table:table-cell office:value-type="float" office:value="0.835270211411272" calcext:value-type="float">
            <text:p>0,835270211411272</text:p>
          </table:table-cell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:</text:p>
          </table:table-cell>
          <table:table-cell office:value-type="float" office:value="0.8" calcext:value-type="float">
            <text:p>0,8</text:p>
          </table:table-cell>
          <table:table-cell table:number-columns-repeated="4"/>
          <table:table-cell office:value-type="string" calcext:value-type="string">
            <text:p>exato:</text:p>
          </table:table-cell>
          <table:table-cell office:value-type="float" office:value="0.726149037073691" calcext:value-type="float">
            <text:p>0,726149037073691</text:p>
          </table:table-cell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: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exato:</text:p>
          </table:table-cell>
          <table:table-cell office:value-type="float" office:value="0.606530659712633" calcext:value-type="float">
            <text:p>0,606530659712633</text:p>
          </table:table-cell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:</text:p>
          </table:table-cell>
          <table:table-cell office:value-type="float" office:value="1.2" calcext:value-type="float">
            <text:p>1,2</text:p>
          </table:table-cell>
          <table:table-cell table:number-columns-repeated="4"/>
          <table:table-cell office:value-type="string" calcext:value-type="string">
            <text:p>exato:</text:p>
          </table:table-cell>
          <table:table-cell office:value-type="float" office:value="0.486752255959972" calcext:value-type="float">
            <text:p>0,486752255959972</text:p>
          </table:table-cell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:</text:p>
          </table:table-cell>
          <table:table-cell office:value-type="float" office:value="1.4" calcext:value-type="float">
            <text:p>1,4</text:p>
          </table:table-cell>
          <table:table-cell table:number-columns-repeated="4"/>
          <table:table-cell office:value-type="string" calcext:value-type="string">
            <text:p>exato:</text:p>
          </table:table-cell>
          <table:table-cell office:value-type="float" office:value="0.375311098851399" calcext:value-type="float">
            <text:p>0,375311098851399</text:p>
          </table:table-cell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:</text:p>
          </table:table-cell>
          <table:table-cell office:value-type="float" office:value="1.6" calcext:value-type="float">
            <text:p>1,6</text:p>
          </table:table-cell>
          <table:table-cell table:number-columns-repeated="4"/>
          <table:table-cell office:value-type="string" calcext:value-type="string">
            <text:p>exato:</text:p>
          </table:table-cell>
          <table:table-cell office:value-type="float" office:value="0.278037300453194" calcext:value-type="float">
            <text:p>0,278037300453194</text:p>
          </table:table-cell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:</text:p>
          </table:table-cell>
          <table:table-cell office:value-type="float" office:value="1.8" calcext:value-type="float">
            <text:p>1,8</text:p>
          </table:table-cell>
          <table:table-cell table:number-columns-repeated="4"/>
          <table:table-cell office:value-type="string" calcext:value-type="string">
            <text:p>exato:</text:p>
          </table:table-cell>
          <table:table-cell office:value-type="float" office:value="0.197898699083615" calcext:value-type="float">
            <text:p>0,197898699083615</text:p>
          </table:table-cell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: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exato:</text:p>
          </table:table-cell>
          <table:table-cell office:value-type="float" office:value="0.135335283236613" calcext:value-type="float">
            <text:p>0,135335283236613</text:p>
          </table:table-cell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:</text:p>
          </table:table-cell>
          <table:table-cell office:value-type="float" office:value="2.2" calcext:value-type="float">
            <text:p>2,2</text:p>
          </table:table-cell>
          <table:table-cell table:number-columns-repeated="4"/>
          <table:table-cell office:value-type="string" calcext:value-type="string">
            <text:p>exato:</text:p>
          </table:table-cell>
          <table:table-cell office:value-type="float" office:value="0.0889216174593863" calcext:value-type="float">
            <text:p>0,0889216174593863</text:p>
          </table:table-cell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x:</text:p>
          </table:table-cell>
          <table:table-cell office:value-type="float" office:value="2.4" calcext:value-type="float">
            <text:p>2,4</text:p>
          </table:table-cell>
          <table:table-cell table:number-columns-repeated="4"/>
          <table:table-cell office:value-type="string" calcext:value-type="string">
            <text:p>exato:</text:p>
          </table:table-cell>
          <table:table-cell office:value-type="float" office:value="0.0561347628341337" calcext:value-type="float">
            <text:p>0,0561347628341337</text:p>
          </table:table-cell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:</text:p>
          </table:table-cell>
          <table:table-cell office:value-type="float" office:value="2.6" calcext:value-type="float">
            <text:p>2,6</text:p>
          </table:table-cell>
          <table:table-cell table:number-columns-repeated="4"/>
          <table:table-cell office:value-type="string" calcext:value-type="string">
            <text:p>exato:</text:p>
          </table:table-cell>
          <table:table-cell office:value-type="float" office:value="0.0340474547345993" calcext:value-type="float">
            <text:p>0,0340474547345993</text:p>
          </table:table-cell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x:</text:p>
          </table:table-cell>
          <table:table-cell office:value-type="float" office:value="2.8" calcext:value-type="float">
            <text:p>2,8</text:p>
          </table:table-cell>
          <table:table-cell table:number-columns-repeated="4"/>
          <table:table-cell office:value-type="string" calcext:value-type="string">
            <text:p>exato:</text:p>
          </table:table-cell>
          <table:table-cell office:value-type="float" office:value="0.0198410947443703" calcext:value-type="float">
            <text:p>0,0198410947443703</text:p>
          </table:table-cell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x: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exato:</text:p>
          </table:table-cell>
          <table:table-cell office:value-type="float" office:value="0.0111089965382423" calcext:value-type="float">
            <text:p>0,0111089965382423</text:p>
          </table:table-cell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:</text:p>
          </table:table-cell>
          <table:table-cell office:value-type="float" office:value="3.2" calcext:value-type="float">
            <text:p>3,2</text:p>
          </table:table-cell>
          <table:table-cell table:number-columns-repeated="4"/>
          <table:table-cell office:value-type="string" calcext:value-type="string">
            <text:p>exato:</text:p>
          </table:table-cell>
          <table:table-cell office:value-type="float" office:value="0.00597602289500594" calcext:value-type="float">
            <text:p>0,00597602289500594</text:p>
          </table:table-cell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:</text:p>
          </table:table-cell>
          <table:table-cell office:value-type="float" office:value="3.4" calcext:value-type="float">
            <text:p>3,4</text:p>
          </table:table-cell>
          <table:table-cell table:number-columns-repeated="4"/>
          <table:table-cell office:value-type="string" calcext:value-type="string">
            <text:p>exato:</text:p>
          </table:table-cell>
          <table:table-cell office:value-type="float" office:value="0.00308871540823677" calcext:value-type="float">
            <text:p>0,00308871540823677</text:p>
          </table:table-cell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x:</text:p>
          </table:table-cell>
          <table:table-cell office:value-type="float" office:value="3.6" calcext:value-type="float">
            <text:p>3,6</text:p>
          </table:table-cell>
          <table:table-cell table:number-columns-repeated="4"/>
          <table:table-cell office:value-type="string" calcext:value-type="string">
            <text:p>exato:</text:p>
          </table:table-cell>
          <table:table-cell office:value-type="float" office:value="0.00153381067932446" calcext:value-type="float">
            <text:p>0,00153381067932446</text:p>
          </table:table-cell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x:</text:p>
          </table:table-cell>
          <table:table-cell office:value-type="float" office:value="3.8" calcext:value-type="float">
            <text:p>3,8</text:p>
          </table:table-cell>
          <table:table-cell table:number-columns-repeated="4"/>
          <table:table-cell office:value-type="string" calcext:value-type="string">
            <text:p>exato:</text:p>
          </table:table-cell>
          <table:table-cell office:value-type="float" office:value="0.000731802418880472" calcext:value-type="float">
            <text:p>0,000731802418880472</text:p>
          </table:table-cell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x: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exato:</text:p>
          </table:table-cell>
          <table:table-cell office:value-type="float" office:value="0.000335462627902512" calcext:value-type="float">
            <text:p>0,000335462627902512</text:p>
          </table:table-cell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:</text:p>
          </table:table-cell>
          <table:table-cell office:value-type="float" office:value="4.2" calcext:value-type="float">
            <text:p>4,2</text:p>
          </table:table-cell>
          <table:table-cell table:number-columns-repeated="4"/>
          <table:table-cell office:value-type="string" calcext:value-type="string">
            <text:p>exato:</text:p>
          </table:table-cell>
          <table:table-cell office:value-type="float" office:value="0.000147748360232034" calcext:value-type="float">
            <text:p>0,000147748360232034</text:p>
          </table:table-cell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x:</text:p>
          </table:table-cell>
          <table:table-cell office:value-type="float" office:value="4.4" calcext:value-type="float">
            <text:p>4,4</text:p>
          </table:table-cell>
          <table:table-cell table:number-columns-repeated="4"/>
          <table:table-cell office:value-type="string" calcext:value-type="string">
            <text:p>exato:</text:p>
          </table:table-cell>
          <table:table-cell office:value-type="float" office:value="0.0000625215037748202" calcext:value-type="float">
            <text:p>6,25215037748202E-05</text:p>
          </table:table-cell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:</text:p>
          </table:table-cell>
          <table:table-cell office:value-type="float" office:value="4.6" calcext:value-type="float">
            <text:p>4,6</text:p>
          </table:table-cell>
          <table:table-cell table:number-columns-repeated="4"/>
          <table:table-cell office:value-type="string" calcext:value-type="string">
            <text:p>exato:</text:p>
          </table:table-cell>
          <table:table-cell office:value-type="float" office:value="0.0000254193465161992" calcext:value-type="float">
            <text:p>2,54193465161992E-05</text:p>
          </table:table-cell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x:</text:p>
          </table:table-cell>
          <table:table-cell office:value-type="float" office:value="4.8" calcext:value-type="float">
            <text:p>4,8</text:p>
          </table:table-cell>
          <table:table-cell table:number-columns-repeated="4"/>
          <table:table-cell office:value-type="string" calcext:value-type="string">
            <text:p>exato:</text:p>
          </table:table-cell>
          <table:table-cell office:value-type="float" office:value="0.00000992950430585105" calcext:value-type="float">
            <text:p>9,92950430585105E-06</text:p>
          </table:table-cell>
        </table:table-row>
        <table:table-row table:style-name="ro1">
          <table:table-cell/>
          <table:table-cell office:value-type="string" calcext:value-type="string">
            <text:p>Passo: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x:</text:p>
          </table:table-cell>
          <table:table-cell office:value-type="float" office:value="4.8" calcext:value-type="float">
            <text:p>4,8</text:p>
          </table:table-cell>
          <table:table-cell table:number-columns-repeated="4"/>
          <table:table-cell office:value-type="string" calcext:value-type="string">
            <text:p>exato:</text:p>
          </table:table-cell>
          <table:table-cell office:value-type="float" office:value="0.00000992950430585105" calcext:value-type="float">
            <text:p>9,92950430585105E-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6-01-15T18:06:00.925066300</dc:date>
    <meta:editing-duration>PT9M18S</meta:editing-duration>
    <meta:editing-cycles>1</meta:editing-cycles>
    <meta:document-statistic meta:table-count="1" meta:cell-count="156" meta:object-count="0"/>
    <meta:generator>LibreOffice/25.8.3.2$Windows_X86_64 LibreOffice_project/8ca8d55c161d602844f5428fa4b58097424e324e</meta:generator>
  </office:meta>
</office:document-meta>
</file>